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24pt" fo:font-weight="bold" officeooo:rsid="000f9f7d" officeooo:paragraph-rsid="000f9f7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officeooo:rsid="0049b5d7" officeooo:paragraph-rsid="000f9f7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fo:font-weight="bold" officeooo:rsid="000f9f7d" officeooo:paragraph-rsid="000f9f7d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fo:font-weight="bold" officeooo:rsid="0049b5d7" officeooo:paragraph-rsid="0049b5d7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fo:font-weight="bold" officeooo:rsid="0084fea7" officeooo:paragraph-rsid="0084fea7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font-weight="normal" officeooo:rsid="0015b6fd" officeooo:paragraph-rsid="0022cb05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fo:font-weight="normal" officeooo:rsid="00106720" officeooo:paragraph-rsid="000f9f7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weight="normal" officeooo:rsid="0053eb2f" officeooo:paragraph-rsid="002c6e8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fo:font-weight="normal" officeooo:rsid="00672d37" officeooo:paragraph-rsid="00672d3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20pt" fo:font-weight="bold" officeooo:rsid="0051e9d7" officeooo:paragraph-rsid="0051e9d7" style:font-size-asian="17.5pt" style:font-weight-asian="bold" style:font-size-complex="20pt" style:font-weight-complex="bold"/>
    </style:style>
    <style:style style:name="P11" style:family="paragraph" style:parent-style-name="Standard">
      <style:paragraph-properties fo:text-align="center" style:justify-single-word="false"/>
      <style:text-properties officeooo:rsid="000f9f7d" officeooo:paragraph-rsid="000f9f7d"/>
    </style:style>
    <style:style style:name="P12" style:family="paragraph" style:parent-style-name="Standard">
      <style:paragraph-properties fo:text-align="justify" style:justify-single-word="false"/>
      <style:text-properties officeooo:rsid="0053eb2f" officeooo:paragraph-rsid="0053eb2f"/>
    </style:style>
    <style:style style:name="P13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30f915" officeooo:paragraph-rsid="0030f91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154318" officeooo:paragraph-rsid="0015197e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3eb2f" officeooo:paragraph-rsid="0015197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7879b" officeooo:paragraph-rsid="0065ea29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7879b" officeooo:paragraph-rsid="0030f91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7879b" officeooo:paragraph-rsid="007a3f1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7879b" officeooo:paragraph-rsid="008c46ee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7879b" officeooo:paragraph-rsid="00790d29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7879b" officeooo:paragraph-rsid="008c4c76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7879b" officeooo:paragraph-rsid="008e554a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7879b" officeooo:paragraph-rsid="00906738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93215" officeooo:paragraph-rsid="00332c0b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aee26" officeooo:paragraph-rsid="008cd5c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aee26" officeooo:paragraph-rsid="008d3c73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aee26" officeooo:paragraph-rsid="008e554a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aee26" officeooo:paragraph-rsid="00906738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648d08" officeooo:paragraph-rsid="00648d08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3f7e4" officeooo:paragraph-rsid="00648d08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7a3f11" officeooo:paragraph-rsid="007a3f1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7a3f11" officeooo:paragraph-rsid="008c46ee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836704" officeooo:paragraph-rsid="00836704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6da646" officeooo:paragraph-rsid="0084fea7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8a8176" officeooo:paragraph-rsid="008a8176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8bcec0" officeooo:paragraph-rsid="008bcec0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899b87" officeooo:paragraph-rsid="0053eb2f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d6f39" officeooo:paragraph-rsid="00818c29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officeooo:paragraph-rsid="006063e8"/>
    </style:style>
    <style:style style:name="P40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officeooo:paragraph-rsid="00593215"/>
    </style:style>
    <style:style style:name="P41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officeooo:paragraph-rsid="008cd5c4"/>
    </style:style>
    <style:style style:name="P42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officeooo:paragraph-rsid="008e554a"/>
    </style:style>
    <style:style style:name="P43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officeooo:paragraph-rsid="00906738"/>
    </style:style>
    <style:style style:name="P44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officeooo:rsid="0043edb5" officeooo:paragraph-rsid="005eb29a"/>
    </style:style>
    <style:style style:name="P45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officeooo:rsid="005eb29a" officeooo:paragraph-rsid="005eb29a"/>
    </style:style>
    <style:style style:name="P46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officeooo:rsid="004b6498" officeooo:paragraph-rsid="0084fea7"/>
    </style:style>
    <style:style style:name="P47" style:family="paragraph" style:parent-style-name="Standard">
      <style:paragraph-properties fo:margin-left="0.9846in" fo:margin-right="0in" fo:text-align="justify" style:justify-single-word="false" fo:text-indent="0in" style:auto-text-indent="false"/>
      <style:text-properties style:font-name="Arial" fo:font-size="12pt" fo:font-weight="normal" officeooo:rsid="007cf67c" officeooo:paragraph-rsid="007cf67c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margin-left="0.9846in" fo:margin-right="0in" fo:text-align="justify" style:justify-single-word="false" fo:text-indent="0in" style:auto-text-indent="false"/>
      <style:text-properties style:font-name="Arial" fo:font-size="12pt" fo:font-weight="normal" officeooo:rsid="007cf67c" officeooo:paragraph-rsid="008cd5c4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margin-left="0.9846in" fo:margin-right="0in" fo:text-align="justify" style:justify-single-word="false" fo:text-indent="0in" style:auto-text-indent="false"/>
      <style:text-properties style:font-name="Arial" fo:font-size="12pt" fo:font-weight="normal" officeooo:rsid="007cf67c" officeooo:paragraph-rsid="008d3c7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margin-left="0.9846in" fo:margin-right="0in" fo:text-align="justify" style:justify-single-word="false" fo:text-indent="0in" style:auto-text-indent="false"/>
      <style:text-properties style:font-name="Arial" fo:font-size="12pt" fo:font-weight="normal" officeooo:rsid="007cf67c" officeooo:paragraph-rsid="008e554a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margin-left="0.9846in" fo:margin-right="0in" fo:text-align="justify" style:justify-single-word="false" fo:text-indent="0in" style:auto-text-indent="false"/>
      <style:text-properties style:font-name="Arial" fo:font-size="12pt" fo:font-weight="normal" officeooo:rsid="007cf67c" officeooo:paragraph-rsid="00906738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margin-left="0.9846in" fo:margin-right="0in" fo:text-align="justify" style:justify-single-word="false" fo:text-indent="0in" style:auto-text-indent="false"/>
      <style:text-properties style:font-name="Arial" fo:font-size="12pt" fo:font-weight="normal" officeooo:rsid="007dfeaa" officeooo:paragraph-rsid="007dfeaa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margin-left="0.9846in" fo:margin-right="0in" fo:text-align="justify" style:justify-single-word="false" fo:text-indent="0in" style:auto-text-indent="false"/>
      <style:text-properties style:font-name="Arial" fo:font-size="12pt" fo:font-weight="normal" officeooo:rsid="007dfeaa" officeooo:paragraph-rsid="008cd5c4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margin-left="1.4772in" fo:margin-right="0in" fo:text-align="justify" style:justify-single-word="false" fo:text-indent="0in" style:auto-text-indent="false"/>
      <style:text-properties style:font-name="Arial" fo:font-size="12pt" fo:font-weight="normal" officeooo:rsid="007cf67c" officeooo:paragraph-rsid="007cf67c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margin-left="1.4772in" fo:margin-right="0in" fo:text-align="justify" style:justify-single-word="false" fo:text-indent="0in" style:auto-text-indent="false"/>
      <style:text-properties style:font-name="Arial" fo:font-size="12pt" fo:font-weight="normal" officeooo:rsid="007cf67c" officeooo:paragraph-rsid="008cd5c4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margin-left="1.4772in" fo:margin-right="0in" fo:text-align="justify" style:justify-single-word="false" fo:text-indent="0in" style:auto-text-indent="false"/>
      <style:text-properties style:font-name="Arial" fo:font-size="12pt" fo:font-weight="normal" officeooo:rsid="007cf67c" officeooo:paragraph-rsid="008d3c73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margin-left="1.4772in" fo:margin-right="0in" fo:text-align="justify" style:justify-single-word="false" fo:text-indent="0in" style:auto-text-indent="false"/>
      <style:text-properties style:font-name="Arial" fo:font-size="12pt" fo:font-weight="normal" officeooo:rsid="007cf67c" officeooo:paragraph-rsid="00906738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margin-left="1.4772in" fo:margin-right="0in" fo:text-align="justify" style:justify-single-word="false" fo:text-indent="0in" style:auto-text-indent="false"/>
      <style:text-properties style:font-name="Arial" fo:font-size="12pt" fo:font-weight="normal" officeooo:rsid="007cf67c" officeooo:paragraph-rsid="00989df1" style:font-size-asian="10.5pt" style:font-weight-asian="normal" style:font-size-complex="12pt" style:font-weight-complex="normal"/>
    </style:style>
    <style:style style:name="P59" style:family="paragraph" style:parent-style-name="Table_20_Contents">
      <style:paragraph-properties fo:text-align="justify" style:justify-single-word="false"/>
      <style:text-properties officeooo:rsid="0084fea7" officeooo:paragraph-rsid="0084fea7"/>
    </style:style>
    <style:style style:name="P60" style:family="paragraph" style:parent-style-name="Table_20_Contents">
      <style:paragraph-properties fo:text-align="justify" style:justify-single-word="false"/>
      <style:text-properties officeooo:rsid="00950aeb" officeooo:paragraph-rsid="00950aeb"/>
    </style:style>
    <style:style style:name="P61" style:family="paragraph" style:parent-style-name="Contents_20_Heading">
      <style:paragraph-properties fo:break-before="page"/>
    </style:style>
    <style:style style:name="P6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3" style:family="paragraph" style:parent-style-name="NH1">
      <style:text-properties style:font-name="Arial" fo:font-size="12pt" fo:font-weight="normal" officeooo:rsid="005276c6" officeooo:paragraph-rsid="005276c6" style:font-size-asian="10.5pt" style:font-weight-asian="normal" style:font-size-complex="12pt" style:font-weight-complex="normal"/>
    </style:style>
    <style:style style:name="P64" style:family="paragraph" style:parent-style-name="NH1">
      <style:text-properties style:font-name="Arial" fo:font-size="12pt" fo:font-weight="normal" officeooo:rsid="008cd5c4" officeooo:paragraph-rsid="0071f025" style:font-size-asian="10.5pt" style:font-weight-asian="normal" style:font-size-complex="12pt" style:font-weight-complex="normal"/>
    </style:style>
    <style:style style:name="P65" style:family="paragraph" style:parent-style-name="NH1">
      <style:text-properties style:font-name="Arial" fo:font-size="12pt" fo:font-weight="normal" officeooo:rsid="008d3c73" officeooo:paragraph-rsid="008d3c73" style:font-size-asian="10.5pt" style:font-weight-asian="normal" style:font-size-complex="12pt" style:font-weight-complex="normal"/>
    </style:style>
    <style:style style:name="P66" style:family="paragraph" style:parent-style-name="NH1">
      <style:text-properties officeooo:rsid="005276c6" officeooo:paragraph-rsid="005276c6"/>
    </style:style>
    <style:style style:name="P67" style:family="paragraph" style:parent-style-name="NH1">
      <style:text-properties officeooo:rsid="0084fea7" officeooo:paragraph-rsid="0084fea7"/>
    </style:style>
    <style:style style:name="P68" style:family="paragraph" style:parent-style-name="NH1">
      <style:text-properties fo:font-weight="normal" officeooo:rsid="008a8176" officeooo:paragraph-rsid="008a8176" style:font-weight-asian="normal" style:font-weight-complex="normal"/>
    </style:style>
    <style:style style:name="P69" style:family="paragraph" style:parent-style-name="NH1">
      <style:paragraph-properties fo:break-before="pag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officeooo:rsid="005eb29a" officeooo:paragraph-rsid="009eab16"/>
    </style:style>
    <style:style style:name="P71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818c29" officeooo:paragraph-rsid="009eab16" style:font-size-asian="10.5pt" style:font-weight-asian="normal" style:font-size-complex="12pt" style:font-weight-complex="normal"/>
    </style:style>
    <style:style style:name="T1" style:family="text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2" style:family="text">
      <style:text-properties style:font-name="Arial" fo:font-size="12pt" fo:font-weight="normal" officeooo:rsid="00154318" style:font-size-asian="10.5pt" style:font-weight-asian="normal" style:font-size-complex="12pt" style:font-weight-complex="normal"/>
    </style:style>
    <style:style style:name="T3" style:family="text">
      <style:text-properties style:font-name="Arial" fo:font-size="12pt" fo:font-weight="normal" officeooo:rsid="0015b6fd" style:font-size-asian="10.5pt" style:font-weight-asian="normal" style:font-size-complex="12pt" style:font-weight-complex="normal"/>
    </style:style>
    <style:style style:name="T4" style:family="text">
      <style:text-properties style:font-name="Arial" fo:font-size="12pt" fo:font-weight="normal" officeooo:rsid="006da646" style:font-size-asian="10.5pt" style:font-weight-asian="normal" style:font-size-complex="12pt" style:font-weight-complex="normal"/>
    </style:style>
    <style:style style:name="T5" style:family="text">
      <style:text-properties style:font-name="Arial" fo:font-size="12pt" fo:font-weight="normal" officeooo:rsid="00899b87" style:font-size-asian="10.5pt" style:font-weight-asian="normal" style:font-size-complex="12pt" style:font-weight-complex="normal"/>
    </style:style>
    <style:style style:name="T6" style:family="text">
      <style:text-properties style:font-name="Arial" fo:font-size="14pt" fo:font-weight="bold" style:font-size-asian="12.25pt" style:font-weight-asian="bold" style:font-size-complex="14pt" style:font-weight-complex="bold"/>
    </style:style>
    <style:style style:name="T7" style:family="text">
      <style:text-properties fo:font-size="12pt" fo:font-weight="normal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57879b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593215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5eb29a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6063e8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7cf67c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8cd5c4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8d3c73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8e554a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8f61e4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906738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97e4bf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9eab16" style:font-size-asian="10.5pt" style:font-weight-asian="normal" style:font-size-complex="12pt" style:font-weight-complex="normal"/>
    </style:style>
    <style:style style:name="T20" style:family="text">
      <style:text-properties officeooo:rsid="00708dda"/>
    </style:style>
    <style:style style:name="T21" style:family="text">
      <style:text-properties officeooo:rsid="0071f025"/>
    </style:style>
    <style:style style:name="T22" style:family="text">
      <style:text-properties officeooo:rsid="0084fea7"/>
    </style:style>
    <style:style style:name="T23" style:family="text">
      <style:text-properties officeooo:rsid="0085ec89"/>
    </style:style>
    <style:style style:name="T24" style:family="text">
      <style:text-properties officeooo:rsid="00899b87"/>
    </style:style>
    <style:style style:name="T25" style:family="text">
      <style:text-properties officeooo:rsid="008a8176"/>
    </style:style>
    <style:style style:name="T26" style:family="text">
      <style:text-properties officeooo:rsid="008bcec0"/>
    </style:style>
    <style:style style:name="T27" style:family="text">
      <style:text-properties officeooo:rsid="008c46ee"/>
    </style:style>
    <style:style style:name="T28" style:family="text">
      <style:text-properties officeooo:rsid="008c4c76"/>
    </style:style>
    <style:style style:name="T29" style:family="text">
      <style:text-properties officeooo:rsid="008cd5c4"/>
    </style:style>
    <style:style style:name="T30" style:family="text">
      <style:text-properties officeooo:rsid="008d3c73"/>
    </style:style>
    <style:style style:name="T31" style:family="text">
      <style:text-properties officeooo:rsid="008e554a"/>
    </style:style>
    <style:style style:name="T32" style:family="text">
      <style:text-properties officeooo:rsid="00906738"/>
    </style:style>
    <style:style style:name="T33" style:family="text">
      <style:text-properties officeooo:rsid="00918ebe"/>
    </style:style>
    <style:style style:name="T34" style:family="text">
      <style:text-properties officeooo:rsid="00937828"/>
    </style:style>
    <style:style style:name="T35" style:family="text">
      <style:text-properties officeooo:rsid="00950aeb"/>
    </style:style>
    <style:style style:name="T36" style:family="text">
      <style:text-properties officeooo:rsid="0096101d"/>
    </style:style>
    <style:style style:name="T37" style:family="text">
      <style:text-properties officeooo:rsid="0097e4bf"/>
    </style:style>
    <style:style style:name="T38" style:family="text">
      <style:text-properties officeooo:rsid="009a1c2b"/>
    </style:style>
    <style:style style:name="T39" style:family="text">
      <style:text-properties officeooo:rsid="009b6b2f"/>
    </style:style>
    <style:style style:name="T40" style:family="text">
      <style:text-properties officeooo:rsid="009b8c66"/>
    </style:style>
    <style:style style:name="T41" style:family="text">
      <style:text-properties officeooo:rsid="009c6a9d"/>
    </style:style>
    <style:style style:name="T42" style:family="text">
      <style:text-properties officeooo:rsid="009f746a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24">Garage Door Opener</text:span> Requirements</text:p>
      <text:p text:style-name="P10"/>
      <text:p text:style-name="P1"/>
      <text:p text:style-name="P1"/>
      <text:p text:style-name="P1"/>
      <text:p text:style-name="P1"/>
      <text:p text:style-name="P3">Mark Broihier</text:p>
      <text:p text:style-name="P3"><text:span text:style-name="T42">June</text:span> <text:span text:style-name="T42">30</text:span>, 201<text:span text:style-name="T23">8</text:span></text:p>
      <text:p text:style-name="P5"/>
      <text:p text:style-name="P4"/>
      <text:p text:style-name="P11"><text:span text:style-name="T6"><text:line-break/></text:span><text:span text:style-name="T1"><text:line-break/></text:span></text:p>
      <text:p text:style-name="P7"><text:line-break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1">Table of Contents</text:p>
          </text:index-title>
          <text:p text:style-name="P62"><text:a xlink:type="simple" xlink:href="#__RefHeading__648_1210061290" text:style-name="Index_20_Link" text:visited-style-name="Index_20_Link"><text:s/>1 Introduction<text:tab/>3</text:a></text:p>
          <text:p text:style-name="P62"><text:a xlink:type="simple" xlink:href="#__RefHeading__650_1210061290" text:style-name="Index_20_Link" text:visited-style-name="Index_20_Link"><text:s/>1.1 Scope<text:tab/>3</text:a></text:p>
          <text:p text:style-name="P62"><text:a xlink:type="simple" xlink:href="#__RefHeading__652_1210061290" text:style-name="Index_20_Link" text:visited-style-name="Index_20_Link"><text:s/>1.2 Features<text:tab/>3</text:a></text:p>
          <text:p text:style-name="P62"><text:a xlink:type="simple" xlink:href="#__RefHeading__835_643856972" text:style-name="Index_20_Link" text:visited-style-name="Index_20_Link"><text:s/>1.3 Acronyms<text:tab/>3</text:a></text:p>
          <text:p text:style-name="P62"><text:a xlink:type="simple" xlink:href="#__RefHeading__656_1210061290" text:style-name="Index_20_Link" text:visited-style-name="Index_20_Link"><text:s/>2 General Overview<text:tab/>3</text:a></text:p>
          <text:p text:style-name="P62"><text:a xlink:type="simple" xlink:href="#__RefHeading__1716_483904327" text:style-name="Index_20_Link" text:visited-style-name="Index_20_Link"><text:s/>3 GDO<text:tab/>3</text:a></text:p>
          <text:p text:style-name="P62"><text:a xlink:type="simple" xlink:href="#__RefHeading__658_1210061290" text:style-name="Index_20_Link" text:visited-style-name="Index_20_Link"><text:s/>3.1 Theory of Operation<text:tab/>3</text:a></text:p>
          <text:p text:style-name="P62"><text:a xlink:type="simple" xlink:href="#__RefHeading__660_1210061290" text:style-name="Index_20_Link" text:visited-style-name="Index_20_Link"><text:s/>3.2 External Interface Requirements<text:tab/>4</text:a></text:p>
          <text:p text:style-name="P62"><text:a xlink:type="simple" xlink:href="#__RefHeading__662_1210061290" text:style-name="Index_20_Link" text:visited-style-name="Index_20_Link"><text:s/>3.3 Processing Requirements<text:tab/>5</text:a></text:p>
          <text:p text:style-name="P62"><text:a xlink:type="simple" xlink:href="#__RefHeading__817_613997132" text:style-name="Index_20_Link" text:visited-style-name="Index_20_Link"><text:s/>3.3.1 User Interface<text:tab/>5</text:a></text:p>
          <text:p text:style-name="P62"><text:a xlink:type="simple" xlink:href="#__RefHeading__664_1210061290" text:style-name="Index_20_Link" text:visited-style-name="Index_20_Link"><text:s/>3.3.2 Garage Door Controller<text:tab/>6</text:a></text:p>
          <text:p text:style-name="P62"><text:a xlink:type="simple" xlink:href="#__RefHeading__686_1210061290" text:style-name="Index_20_Link" text:visited-style-name="Index_20_Link"><text:s/>3.4 Provisioning Requirements<text:tab/>7</text:a></text:p>
          <text:p text:style-name="P62"><text:a xlink:type="simple" xlink:href="#__RefHeading__688_1210061290" text:style-name="Index_20_Link" text:visited-style-name="Index_20_Link"><text:s/>3.5 Performance Requirements<text:tab/>7</text:a></text:p>
        </text:index-body>
      </text:table-of-content>
      <text:p text:style-name="P7"/>
      <text:list xml:id="list3517396361459134471" text:style-name="Numbering_20_1">
        <text:list-item>
          <text:h text:style-name="P69" text:outline-level="1"><text:bookmark-start text:name="__RefHeading__648_1210061290"/>Introduction<text:bookmark-end text:name="__RefHeading__648_1210061290"/></text:h>
        </text:list-item>
      </text:list>
      <text:p text:style-name="P12"><text:span text:style-name="T3">T</text:span><text:span text:style-name="T1">he purpose of this document is to define the requirements for an </text:span><text:span text:style-name="T4">a</text:span><text:span text:style-name="T1">pp</text:span><text:span text:style-name="T4">lication</text:span><text:span text:style-name="T1"> that </text:span><text:span text:style-name="T4">implements </text:span><text:span text:style-name="T5">the remote control of a garage door opener.</text:span></text:p>
      <text:p text:style-name="P6"/>
      <text:list xml:id="list92640769471839" text:continue-numbering="true" text:style-name="Numbering_20_1">
        <text:list-item>
          <text:list>
            <text:list-item>
              <text:h text:style-name="P63" text:outline-level="1"><text:bookmark-start text:name="__RefHeading__650_1210061290"/>Scope<text:bookmark-end text:name="__RefHeading__650_1210061290"/></text:h>
            </text:list-item>
          </text:list>
        </text:list-item>
      </text:list>
      <text:p text:style-name="P15">This document defines the interface, processing, and displays for <text:span text:style-name="T24">an application that receives a command from an Android device, authenticates it, and then sends a toggle command to an Overhead Door model 456 garage door opener that will command the door to either open or close depending on its current state. <text:s/>The requirements for both the Android device app and the garage door opener controller app are defined within this document. <text:s/>The collection of programs will be know as Garage Door Opener (GDO).</text:span></text:p>
      <text:p text:style-name="P14"/>
      <text:list xml:id="list92642345719602" text:continue-numbering="true" text:style-name="Numbering_20_1">
        <text:list-item>
          <text:list>
            <text:list-item>
              <text:h text:style-name="P66" text:outline-level="1"><text:bookmark-start text:name="__RefHeading__652_1210061290"/><text:span text:style-name="T2">F</text:span><text:span text:style-name="T1">eatures</text:span><text:bookmark-end text:name="__RefHeading__652_1210061290"/></text:h>
            </text:list-item>
          </text:list>
        </text:list-item>
      </text:list>
      <text:p text:style-name="P37">GDO will consist of two applications running on two programable devices. <text:s/>One device will have a user interface that allows the user to command a garage door to open or close. <text:s/>The second device will accept the command from the first device and actuate a switch connected to an Overhead Door model 456 garage door opener.</text:p>
      <text:list xml:id="list92640915963287" text:continue-numbering="true" text:style-name="Numbering_20_1">
        <text:list-item>
          <text:list>
            <text:list-item>
              <text:h text:style-name="P67" text:outline-level="1"><text:bookmark-start text:name="__RefHeading__835_643856972"/><text:span text:style-name="T2">A</text:span><text:span text:style-name="T1">cronyms</text:span><text:bookmark-end text:name="__RefHeading__835_643856972"/>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9">G<text:span text:style-name="T35">DO</text:span></text:p>
          </table:table-cell>
          <table:table-cell table:style-name="Table1.B1" office:value-type="string">
            <text:p text:style-name="P59">G<text:span text:style-name="T35">arage Door Opener</text:span></text:p>
          </table:table-cell>
        </table:table-row>
        <table:table-row>
          <table:table-cell table:style-name="Table1.A2" office:value-type="string">
            <text:p text:style-name="P60">GPIO</text:p>
          </table:table-cell>
          <table:table-cell table:style-name="Table1.B2" office:value-type="string">
            <text:p text:style-name="P60">General Purpose I/O</text:p>
          </table:table-cell>
        </table:table-row>
        <table:table-row>
          <table:table-cell table:style-name="Table1.A2" office:value-type="string">
            <text:p text:style-name="P60">I/O</text:p>
          </table:table-cell>
          <table:table-cell table:style-name="Table1.B2" office:value-type="string">
            <text:p text:style-name="P60">Input/Output</text:p>
          </table:table-cell>
        </table:table-row>
      </table:table>
      <text:p text:style-name="P34"/>
      <text:p text:style-name="P46"/>
      <text:list xml:id="list92641645192531" text:continue-numbering="true" text:style-name="Numbering_20_1">
        <text:list-item>
          <text:h text:style-name="P66" text:outline-level="1"><text:bookmark-start text:name="__RefHeading__656_1210061290"/><text:span text:style-name="T2">G</text:span><text:span text:style-name="T1">eneral Overview</text:span><text:bookmark-end text:name="__RefHeading__656_1210061290"/></text:h>
        </text:list-item>
      </text:list>
      <text:p text:style-name="P9"><text:span text:style-name="T24">The GDO Android App will have a simple, single button screen. <text:s/>When the button is pressed, a message will be sent by bluetooth to another device implementing a bluetooth server that will authenticate the message and then actuate a switch that will act as a push button to an Overhead Door model 456. <text:s/>Closing this switch will open a closed garage door or close an open garage door. <text:s/>The door opener's safety mechanism will be kept fully in tact, so if obstacles are detected</text:span> <text:span text:style-name="T25">in the path of the door, the activation of the switch will have no affect.</text:span></text:p>
      <text:list xml:id="list92642147855218" text:continue-numbering="true" text:style-name="Numbering_20_1">
        <text:list-item>
          <text:h text:style-name="P68" text:outline-level="1"><text:bookmark-start text:name="__RefHeading__1716_483904327"/>GDO<text:bookmark-end text:name="__RefHeading__1716_483904327"/></text:h>
        </text:list-item>
      </text:list>
      <text:p text:style-name="P8">The following paragraphs outline the operation of <text:span text:style-name="T25">GDO</text:span> and <text:span text:style-name="T20">define </text:span>the requirements <text:span text:style-name="T20">of it's </text:span>behavior.</text:p>
      <text:list xml:id="list92641284027744" text:continue-numbering="true" text:style-name="Numbering_20_1">
        <text:list-item>
          <text:list>
            <text:list-item>
              <text:h text:style-name="P63" text:outline-level="1"><text:bookmark-start text:name="__RefHeading__658_1210061290"/>Theory of Operation<text:bookmark-end text:name="__RefHeading__658_1210061290"/></text:h>
            </text:list-item>
          </text:list>
        </text:list-item>
      </text:list>
      <text:p text:style-name="P35">A Raspberry PI 0 W will host a portion of the GDO application. <text:s/>It will have the bluetooth device that will act as a server to accept remote commands and the general purpose I/O <text:span text:style-name="T26">(GPIO) </text:span>pins that will set the signal levels that will open or close the switch <text:soft-page-break/>connected to the Overhead Door model 456.</text:p>
      <text:p text:style-name="P35"/>
      <text:p text:style-name="P36">When powered on, this device will turn on the bluetooth transmitter / receiver and start a server to handle bluetooth messages between it and a paired device. <text:s/>It will also initialize the GPIO such that the switch is commanded open.</text:p>
      <text:p text:style-name="P35"/>
      <text:p text:style-name="P36">When the PI 0 W receives a command from a paired bluetooth device, it will authenticate it and send a reply of either accepted or rejected. <text:s/>If the command was accepted, the switch will be pulsed by sending a high (3.3 volts) command to a GPIO pin connected to a switch and then a low (0.0 volts).</text:p>
      <text:p text:style-name="P30"/>
      <text:p text:style-name="P36">An Android device will implement the <text:span text:style-name="T34">user</text:span> interface <text:span text:style-name="T34">which will consist of</text:span> a simple button <text:span text:style-name="T34">and a status field.</text:span> <text:span text:style-name="T34">When the button is pressed, the device</text:span> will send an encoded message to <text:span text:style-name="T34">the </text:span>PI 0 W via bluetoot<text:span text:style-name="T41">h.</text:span> <text:s/>The interface will display the status <text:span text:style-name="T34">received from the controller.</text:span> <text:s/>The status will be: successful request, authentication failure, or communication failure. <text:s/>If the status from the PI 0 W was successful, it will mean the PI attempted to command the door open or closed. <text:s/>If the status was authentication failure, it means the encoded message was considered to be from an invalid source. <text:s/>If the status was communication failure, it means the message send / receive path was incomplete.</text:p>
      <text:p text:style-name="P29"/>
      <text:p text:style-name="P29"/>
      <text:list xml:id="list92641390822358" text:continue-numbering="true" text:style-name="Numbering_20_1">
        <text:list-item>
          <text:list>
            <text:list-item>
              <text:h text:style-name="P63" text:outline-level="1"><text:bookmark-start text:name="__RefHeading__660_1210061290"/>External Interface Requirements<text:bookmark-end text:name="__RefHeading__660_1210061290"/></text:h>
            </text:list-item>
          </text:list>
        </text:list-item>
      </text:list>
      <text:p text:style-name="P17">ID::<text:span text:style-name="T26">GDO</text:span>-<text:span text:style-name="T26">UI-</text:span>EXT-IF-010 <text:span text:style-name="T27">The GDO user interface shall have one button that will be used to command the door open or closed.</text:span></text:p>
      <text:p text:style-name="P13"/>
      <text:p text:style-name="P18">ID::<text:span text:style-name="T27">GDO-UI</text:span>-EXT-IF-020 <text:span text:style-name="T27">The GDO user interface shall display a momentary status message after the button is pressed that shall display the status of the command attempt.</text:span></text:p>
      <text:p text:style-name="P18"/>
      <text:p text:style-name="P31">ID::<text:span text:style-name="T27">GDO-UI</text:span>-EXT-IF-020.001 <text:s/><text:span text:style-name="T27">The GDO user interface shall display a successful message if it receives a successful reply from the Raspberry PI 0 W.</text:span></text:p>
      <text:p text:style-name="P18"/>
      <text:p text:style-name="P31">ID::<text:span text:style-name="T27">GDO-UI</text:span>-EXT-IF-020.002 <text:s/><text:span text:style-name="T27">The GDO user interface shall display an authentication failure message if it receives an authentication failure response from the Raspberry PI 0 W.</text:span></text:p>
      <text:p text:style-name="P18"/>
      <text:p text:style-name="P32">ID::<text:span text:style-name="T27">GDO-UI</text:span>-EXT-IF-020.00<text:span text:style-name="T27">3</text:span> <text:s/><text:span text:style-name="T27">The GDO user interface shall display a communication <text:s/>failure message if it receives no response from the Raspberry PI 0 W within five seconds.</text:span></text:p>
      <text:p text:style-name="P32"/>
      <text:p text:style-name="P19">ID::<text:span text:style-name="T26">GDO</text:span>-<text:span text:style-name="T27">PROC-</text:span>EXT-IF-010 <text:span text:style-name="T27">The GDO command processor (Raspberry PI 0 W) shall have one GPIO pin dedicated to actuating a switch connected to an Overhead Door model 456. <text:s/>This pin will be directly connected to the relay command pin.</text:span></text:p>
      <text:p text:style-name="P19"/>
      <text:p text:style-name="P19">ID::<text:span text:style-name="T26">GDO</text:span>-<text:span text:style-name="T27">PROC-</text:span>EXT-IF-0<text:span text:style-name="T38">2</text:span>0 <text:span text:style-name="T27">The GDO command processor (Raspberry PI 0 W) shall have one GPIO pin dedicated to supplying power to a switch connected to an </text:span><text:soft-page-break/><text:span text:style-name="T27">Overhead Door model 456. <text:s/>This pin will be directly connected to the relay power pin.</text:span></text:p>
      <text:p text:style-name="P20"/>
      <text:p text:style-name="P21">ID::<text:span text:style-name="T26">GDO</text:span>-<text:span text:style-name="T27">PROC-</text:span>EXT-IF-0<text:span text:style-name="T38">3</text:span>0 <text:span text:style-name="T27">The GDO command processor (Raspberry PI 0 W) shall have a ground GPIO pin directly connected to the relay ground/common.</text:span></text:p>
      <text:p text:style-name="P21"/>
      <text:p text:style-name="P21">ID::<text:span text:style-name="T26">GDO</text:span>-<text:span text:style-name="T28">RELAY-</text:span>EXT-IF-010 <text:span text:style-name="T28">A relay channel associated with the actuating control of GDO-PROC-EXT-IF-010 shall have one terminal connected to the Overhead Door electrical connector identified as “PUSHBUTTON”.</text:span></text:p>
      <text:p text:style-name="P21"/>
      <text:p text:style-name="P21">ID::<text:span text:style-name="T26">GDO</text:span>-<text:span text:style-name="T28">RELAY-</text:span>EXT-IF-0<text:span text:style-name="T28">2</text:span>0 <text:span text:style-name="T28">A relay channel associated with the actuating control of GDO-PROC-EXT-IF-010 shall have another terminal connected to the Overhead Door electrical connector identified as “COMMON”.</text:span></text:p>
      <text:p text:style-name="P21"/>
      <text:p text:style-name="P21"/>
      <text:list xml:id="list92641362361446" text:continue-numbering="true" text:style-name="Numbering_20_1">
        <text:list-item>
          <text:list>
            <text:list-item>
              <text:h text:style-name="P63" text:outline-level="1"><text:bookmark-start text:name="__RefHeading__662_1210061290"/>Processing Requirements<text:bookmark-end text:name="__RefHeading__662_1210061290"/></text:h>
            </text:list-item>
          </text:list>
        </text:list-item>
      </text:list>
      <text:p text:style-name="P24">The following paragraphs identify the processing to be performed <text:span text:style-name="T21">by the GDO Android User Interface and the Raspberry PI door controller device.</text:span></text:p>
      <text:p text:style-name="P24"/>
      <text:list xml:id="list92642604601195" text:continue-numbering="true" text:style-name="Numbering_20_1">
        <text:list-item>
          <text:list>
            <text:list-item>
              <text:list>
                <text:list-item>
                  <text:h text:style-name="P64" text:outline-level="1"><text:bookmark-start text:name="__RefHeading__817_613997132"/>User Interface<text:bookmark-end text:name="__RefHeading__817_613997132"/></text:h>
                </text:list-item>
              </text:list>
            </text:list-item>
          </text:list>
        </text:list-item>
      </text:list>
      <text:p text:style-name="P39"><text:span text:style-name="T8">ID::</text:span><text:span text:style-name="T13">GDO</text:span><text:span text:style-name="T8">-</text:span><text:span text:style-name="T9">PR</text:span><text:span text:style-name="T8">-</text:span><text:span text:style-name="T17">UI</text:span><text:span text:style-name="T8">-0</text:span><text:span text:style-name="T9">10 </text:span><text:span text:style-name="T17">The user interface shall be implemented on an Android Device that supports bluetooth.</text:span></text:p>
      <text:p text:style-name="P23"/>
      <text:p text:style-name="P43"><text:span text:style-name="T8">ID::</text:span><text:span text:style-name="T13">GDO</text:span><text:span text:style-name="T8">-</text:span><text:span text:style-name="T9">PR</text:span><text:span text:style-name="T8">-</text:span><text:span text:style-name="T17">UI</text:span><text:span text:style-name="T8">-0</text:span><text:span text:style-name="T17">2</text:span><text:span text:style-name="T9">0 When the </text:span><text:span text:style-name="T17">Android </text:span><text:span text:style-name="T11">app is started </text:span><text:span text:style-name="T13">a</text:span><text:span text:style-name="T11"> </text:span><text:span text:style-name="T12">main page shall </text:span><text:span text:style-name="T13">display as a minimum</text:span><text:span text:style-name="T11">:</text:span></text:p>
      <text:p text:style-name="P28"/>
      <text:p text:style-name="P51"/>
      <text:p text:style-name="P47">ID::<text:span text:style-name="T29">GDO</text:span>-PR-<text:span text:style-name="T32">UI</text:span>-0<text:span text:style-name="T32">2</text:span>0.001 <text:span text:style-name="T29">A text field that d</text:span>isplay<text:span text:style-name="T29">s the status:</text:span> <text:s/></text:p>
      <text:p text:style-name="P47"/>
      <text:p text:style-name="P54">ID::<text:span text:style-name="T29">GDO</text:span>-PR-<text:span text:style-name="T32">UI</text:span>-0<text:span text:style-name="T32">2</text:span>0.001.001 <text:span text:style-name="T29">The app shall display a status of “Ready” when it is started.</text:span></text:p>
      <text:p text:style-name="P55"/>
      <text:p text:style-name="P57">ID::<text:span text:style-name="T29">GDO</text:span>-PR-<text:span text:style-name="T32">UI-020.001.002 The app shall display a status of “Communication Failure” when it fails to send a command or receive a response from the controller.</text:span></text:p>
      <text:p text:style-name="P55"/>
      <text:p text:style-name="P55">ID::<text:span text:style-name="T29">GDO</text:span>-PR-<text:span text:style-name="T32">UI</text:span>-0<text:span text:style-name="T32">2</text:span>0.001.00<text:span text:style-name="T29">3 The app shall display a status of “Command Successful” when it receives a successful indication from the controller.</text:span></text:p>
      <text:p text:style-name="P55"/>
      <text:p text:style-name="P58">ID::<text:span text:style-name="T29">GDO</text:span>-PR-<text:span text:style-name="T32">UI</text:span>-<text:span text:style-name="T32">020.001.004 The app shall display a status of “Authentication Failure” when it fails to send a message considered valid by the controller.</text:span></text:p>
      <text:p text:style-name="P48"/>
      <text:p text:style-name="P53">ID::<text:span text:style-name="T29">GDO</text:span>-PR-<text:span text:style-name="T32">UI</text:span>-<text:span text:style-name="T22">020.0</text:span>02 <text:s/>Display <text:span text:style-name="T29">a command button.</text:span></text:p>
      <text:p text:style-name="P52"/>
      <text:p text:style-name="P41"><text:span text:style-name="T8">ID::</text:span><text:span text:style-name="T13">GDO</text:span><text:span text:style-name="T8">-</text:span><text:span text:style-name="T9">PR</text:span><text:span text:style-name="T8">-</text:span><text:span text:style-name="T17">UI</text:span><text:span text:style-name="T8">-0</text:span><text:span text:style-name="T17">3</text:span><text:span text:style-name="T9">0 When the </text:span><text:span text:style-name="T13">command button is pressed, the </text:span><text:span text:style-name="T11">app </text:span><text:span text:style-name="T13">shall</text:span><text:span text:style-name="T11">:</text:span></text:p>
      <text:p text:style-name="P25"/>
      <text:p text:style-name="P48"><text:soft-page-break/>ID::<text:span text:style-name="T29">GDO</text:span>-PR-<text:span text:style-name="T32">UI</text:span>-0<text:span text:style-name="T32">3</text:span>0.001 <text:span text:style-name="T29">Open a bluetooth connection to the controller.</text:span> <text:s/></text:p>
      <text:p text:style-name="P25"/>
      <text:p text:style-name="P49">ID::<text:span text:style-name="T29">GDO</text:span>-PR-<text:span text:style-name="T32">UI-</text:span>0<text:span text:style-name="T32">3</text:span>0.00<text:span text:style-name="T29">2</text:span> <text:span text:style-name="T29">Send an authentication message to the controller.</text:span> <text:s/></text:p>
      <text:p text:style-name="P49"/>
      <text:p text:style-name="P49">ID::<text:span text:style-name="T29">GDO</text:span>-PR-<text:span text:style-name="T32">UI</text:span>-0<text:span text:style-name="T32">3</text:span>0.00<text:span text:style-name="T29">3</text:span> <text:span text:style-name="T30">Wait for and accept a controller reply.</text:span></text:p>
      <text:p text:style-name="P49"/>
      <text:p text:style-name="P56">ID::<text:span text:style-name="T29">GDO</text:span>-PR-<text:span text:style-name="T32">UI</text:span>-0<text:span text:style-name="T32">3</text:span>0.00<text:span text:style-name="T30">3</text:span>.00<text:span text:style-name="T30">1 The reply shall be displayed in the status field of the main menu.</text:span></text:p>
      <text:p text:style-name="P56"/>
      <text:p text:style-name="P56">ID::<text:span text:style-name="T29">GDO</text:span>-PR-<text:span text:style-name="T32">UI</text:span>-0<text:span text:style-name="T32">3</text:span>0.00<text:span text:style-name="T30">3</text:span>.00<text:span text:style-name="T30">2 If the reply is not received within an acceptable time, a Communication Error status message shall be displayed.</text:span> <text:s text:c="3"/></text:p>
      <text:p text:style-name="P49"/>
      <text:p text:style-name="P49">ID::<text:span text:style-name="T29">GDO</text:span>-PR-<text:span text:style-name="T32">UI</text:span>-0<text:span text:style-name="T32">3</text:span>0.00<text:span text:style-name="T39">4 Close the bluetooth connection to the controller.</text:span></text:p>
      <text:list xml:id="list92641316919191" text:continue-numbering="true" text:style-name="Numbering_20_1">
        <text:list-item>
          <text:list>
            <text:list-item>
              <text:list>
                <text:list-item>
                  <text:h text:style-name="P65" text:outline-level="1"><text:bookmark-start text:name="__RefHeading__664_1210061290"/>Garage Door Controller<text:bookmark-end text:name="__RefHeading__664_1210061290"/></text:h>
                </text:list-item>
              </text:list>
            </text:list-item>
          </text:list>
        </text:list-item>
      </text:list>
      <text:p text:style-name="P40"><text:span text:style-name="T8">ID::</text:span><text:span text:style-name="T14">GDO</text:span><text:span text:style-name="T8">-</text:span><text:span text:style-name="T9">PR</text:span><text:span text:style-name="T8">-</text:span><text:span text:style-name="T14">CONT</text:span><text:span text:style-name="T18">R</text:span><text:span text:style-name="T14">OLLER</text:span><text:span text:style-name="T8">-0</text:span><text:span text:style-name="T9">10 </text:span><text:span text:style-name="T14">After power application to the controller, the controller shall:</text:span></text:p>
      <text:p text:style-name="P26"/>
      <text:p text:style-name="P49">ID::<text:span text:style-name="T29">GDO</text:span>-PR-<text:span text:style-name="T30">CONTROLLER</text:span>-010.001 <text:span text:style-name="T30">Initialize the push button connection to the garage door opener to open (no button pressed).</text:span> <text:s/></text:p>
      <text:p text:style-name="P26"/>
      <text:p text:style-name="P49">ID::<text:span text:style-name="T29">GDO</text:span>-PR-<text:span text:style-name="T30">CONTROLLER</text:span>-010.00<text:span text:style-name="T30">2</text:span> <text:span text:style-name="T30">Start a bluetooth server.</text:span> <text:s/></text:p>
      <text:p text:style-name="P22"/>
      <text:p text:style-name="P42"><text:span text:style-name="T8">ID::</text:span><text:span text:style-name="T14">GDO</text:span><text:span text:style-name="T8">-</text:span><text:span text:style-name="T9">PR</text:span><text:span text:style-name="T8">-</text:span><text:span text:style-name="T14">CONT</text:span><text:span text:style-name="T18">R</text:span><text:span text:style-name="T14">OLLER</text:span><text:span text:style-name="T8">-0</text:span><text:span text:style-name="T18">2</text:span><text:span text:style-name="T9">0 </text:span><text:span text:style-name="T15">The bluetooth server shall</text:span><text:span text:style-name="T14">:</text:span></text:p>
      <text:p text:style-name="P27"/>
      <text:p text:style-name="P50">ID::<text:span text:style-name="T29">GDO</text:span>-PR-<text:span text:style-name="T30">CONTROLLER-</text:span>0<text:span text:style-name="T37">2</text:span>0.001 <text:span text:style-name="T31">Accept a single client connection.</text:span> <text:s/></text:p>
      <text:p text:style-name="P27"/>
      <text:p text:style-name="P50">ID::<text:span text:style-name="T29">GDO</text:span>-PR-<text:span text:style-name="T30">CONTROLLER-</text:span>0<text:span text:style-name="T37">2</text:span>0.00<text:span text:style-name="T30">2</text:span> <text:span text:style-name="T31">Accept a single byte stream from the client limiting the stream to a fixed maximum number of bytes.</text:span></text:p>
      <text:p text:style-name="P27"/>
      <text:p text:style-name="P50">ID::<text:span text:style-name="T29">GDO</text:span>-PR-<text:span text:style-name="T30">CONTROLLER-</text:span>0<text:span text:style-name="T37">2</text:span>0.00<text:span text:style-name="T31">3</text:span> <text:span text:style-name="T31">If more bytes are available, that is considered an authentication failure.</text:span> <text:s/></text:p>
      <text:p text:style-name="P50"/>
      <text:p text:style-name="P50">ID::<text:span text:style-name="T29">GDO</text:span>-PR-<text:span text:style-name="T30">CONTROLLER-</text:span>0<text:span text:style-name="T37">2</text:span>0.00<text:span text:style-name="T31">4</text:span> <text:span text:style-name="T31">Apply an algorithm to assure the bytes are expected and have not been observed before. <text:s/>This authenticates the client.</text:span></text:p>
      <text:p text:style-name="P50"/>
      <text:p text:style-name="P50">ID::<text:span text:style-name="T29">GDO</text:span>-PR-<text:span text:style-name="T30">CONTROLLER-</text:span>0<text:span text:style-name="T40">2</text:span>0.00<text:span text:style-name="T31">5</text:span> <text:span text:style-name="T31">If the client authenticates, close the push button connection to the garage door for a fixed number of seconds.</text:span></text:p>
      <text:p text:style-name="P50"/>
      <text:p text:style-name="P50">ID::<text:span text:style-name="T29">GDO</text:span>-PR-<text:span text:style-name="T30">CONTROLLER</text:span>-<text:span text:style-name="T40">020</text:span>.00<text:span text:style-name="T31">6</text:span> <text:span text:style-name="T31">Send a reply of Command Successful if authentication was successful and Authentication Failure otherwise.</text:span> <text:s/></text:p>
      <text:p text:style-name="P50"><text:s text:c="2"/></text:p>
      <text:p text:style-name="P50">ID::<text:span text:style-name="T29">GDO</text:span>-PR-<text:span text:style-name="T30">CONTROLLER-020</text:span>.00<text:span text:style-name="T31">7 Close the client connection.</text:span></text:p>
      <text:p text:style-name="P50"><text:s text:c="2"/></text:p>
      <text:p text:style-name="P27"/>
      <text:p text:style-name="P27"/>
      <text:list xml:id="list92642747317189" text:continue-numbering="true" text:style-name="Numbering_20_1">
        <text:list-item>
          <text:list>
            <text:list-item>
              <text:h text:style-name="P63" text:outline-level="1"><text:bookmark-start text:name="__RefHeading__686_1210061290"/><text:soft-page-break/>Provisioning Requirements<text:bookmark-end text:name="__RefHeading__686_1210061290"/></text:h>
            </text:list-item>
          </text:list>
        </text:list-item>
      </text:list>
      <text:p text:style-name="P45"><text:span text:style-name="T8">ID::</text:span><text:span text:style-name="T16">GDO</text:span><text:span text:style-name="T8">-</text:span><text:span text:style-name="T7">PROV</text:span><text:span text:style-name="T8">-0</text:span><text:span text:style-name="T7">1</text:span><text:span text:style-name="T9">0 </text:span><text:span text:style-name="T16">The bluetooth </text:span><text:span text:style-name="T19">connection</text:span><text:span text:style-name="T16"> shall be </text:span><text:span text:style-name="T19">manually </text:span><text:span text:style-name="T16">provision</text:span><text:span text:style-name="T17">ed</text:span><text:span text:style-name="T16"> via Java code in the Android App </text:span><text:span text:style-name="T19">and/or Android OS</text:span><text:span text:style-name="T16">.</text:span></text:p>
      <text:p text:style-name="P70"><text:span text:style-name="T8"/></text:p>
      <text:p text:style-name="P70"><text:span text:style-name="T8">ID::</text:span><text:span text:style-name="T16">GDO</text:span><text:span text:style-name="T8">-</text:span><text:span text:style-name="T7">PROV</text:span><text:span text:style-name="T8">-0</text:span><text:span text:style-name="T19">2</text:span><text:span text:style-name="T9">0 </text:span><text:span text:style-name="T16">The bluetooth </text:span><text:span text:style-name="T19">connection</text:span><text:span text:style-name="T16"> shall be </text:span><text:span text:style-name="T19">manually </text:span><text:span text:style-name="T16">provision</text:span><text:span text:style-name="T17">ed</text:span><text:span text:style-name="T16"> via code in the </text:span><text:span text:style-name="T19">controller</text:span><text:span text:style-name="T16"> </text:span><text:span text:style-name="T19">program</text:span><text:span text:style-name="T16"> </text:span><text:span text:style-name="T19">and/or Linux OS</text:span><text:span text:style-name="T16">.</text:span></text:p>
      <text:p text:style-name="P71"/>
      <text:p text:style-name="P38"/>
      <text:list xml:id="list92642701544406" text:continue-numbering="true" text:style-name="Numbering_20_1">
        <text:list-item>
          <text:list>
            <text:list-item>
              <text:h text:style-name="P63" text:outline-level="1"><text:bookmark-start text:name="__RefHeading__688_1210061290"/>Performance Requirements<text:bookmark-end text:name="__RefHeading__688_1210061290"/></text:h>
            </text:list-item>
          </text:list>
        </text:list-item>
      </text:list>
      <text:p text:style-name="P44"><text:span text:style-name="T8">ID::</text:span><text:span text:style-name="T17">GDO</text:span><text:span text:style-name="T8">-</text:span><text:span text:style-name="T10">PERF</text:span><text:span text:style-name="T8">-0</text:span><text:span text:style-name="T10">1</text:span><text:span text:style-name="T9">0 <text:s text:c="2"/></text:span><text:span text:style-name="T17">From button press to status display update shall take no lon</text:span><text:span text:style-name="T19">g</text:span><text:span text:style-name="T17">er than 5 seconds.</text:span></text:p>
      <text:p text:style-name="P16"/>
      <text:p text:style-name="P33">ID::<text:span text:style-name="T32">GDO</text:span>-PERF-020 <text:s/><text:span text:style-name="T32">Upon power loss, the controller shall take no longer than 1 minute to recover (able to accept a bluetooth remote commands) once power is again available.</text:span></text:p>
      <text:p text:style-name="P33"/>
      <text:p text:style-name="P33">ID::<text:span text:style-name="T33">GDO</text:span>-PERF-030 <text:s/><text:span text:style-name="T33">If a power cycle occurs, the return of power itself shall leave the power relay open. <text:s/>This will prevent the door from opening simply due to a power cyc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NH1" style:family="paragraph" style:parent-style-name="Heading_20_1" style:default-outline-level="1" style:list-style-name="Numbering_20_1">
      <loext:graphic-properties draw:fill="none" draw:fill-color="#729fcf"/>
      <style:paragraph-properties fo:background-color="transparent" style:shadow="none">
        <style:tab-stops/>
      </style:paragraph-properties>
      <style:text-properties style:font-name="Arial1" fo:font-family="Arial" style:font-style-name="Bold" style:font-family-generic="swiss" style:font-pitch="variable" fo:font-size="12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Broihier</meta:initial-creator>
    <meta:creation-date>2016-10-07T10:58:18.729601000</meta:creation-date>
    <dc:date>2018-06-30T09:26:40.643573000</dc:date>
    <meta:editing-duration>P5DT16H44M29S</meta:editing-duration>
    <meta:editing-cycles>50</meta:editing-cycles>
    <meta:generator>LibreOffice/5.2.2.2$MacOSX_X86_64 LibreOffice_project/8f96e87c890bf8fa77463cd4b640a2312823f3ad</meta:generator>
    <meta:printed-by>Mark Broihier</meta:printed-by>
    <meta:print-date>2017-12-20T15:46:19.037767000</meta:print-date>
    <meta:document-statistic meta:table-count="1" meta:image-count="0" meta:object-count="0" meta:page-count="7" meta:paragraph-count="91" meta:word-count="1375" meta:character-count="8997" meta:non-whitespace-character-count="7628"/>
  </office:meta>
</office:document-meta>
</file>